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a2f7" officeooo:paragraph-rsid="0012a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des premier constat lorsqu’on essaie de comprendre la place de la Terre est que le soleil semble tourner autour de celle-ci, on peut alors comprendre que les scientifiques de l’époque étaient conforté dans l’idée que celle-ci est un point central fixe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21:02:45.168323111</meta:creation-date>
    <dc:date>2024-05-16T21:18:18.583377955</dc:date>
    <meta:editing-duration>PT15M33S</meta:editing-duration>
    <meta:editing-cycles>1</meta:editing-cycles>
    <meta:document-statistic meta:table-count="0" meta:image-count="0" meta:object-count="0" meta:page-count="1" meta:paragraph-count="1" meta:word-count="42" meta:character-count="255" meta:non-whitespace-character-count="213"/>
    <meta:generator>LibreOffice/7.4.7.2$Linux_X86_64 LibreOffice_project/40$Build-2</meta:generator>
  </office:meta>
</office:document-meta>
</file>